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hadow="none"/>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16"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2.35mm"/>
    </style:style>
    <style:style style:name="Table30.C" style:family="table-column">
      <style:table-column-properties style:column-width="45.67mm"/>
    </style:style>
    <style:style style:name="Table30.D" style:family="table-column">
      <style:table-column-properties style:column-width="46.44mm"/>
    </style:style>
    <style:style style:name="Table30.E" style:family="table-column">
      <style:table-column-properties style:column-width="23.71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2.35mm"/>
    </style:style>
    <style:style style:name="Table1.C" style:family="table-column">
      <style:table-column-properties style:column-width="45.67mm"/>
    </style:style>
    <style:style style:name="Table1.D" style:family="table-column">
      <style:table-column-properties style:column-width="35.07mm"/>
    </style:style>
    <style:style style:name="Table1.E" style:family="table-column">
      <style:table-column-properties style:column-width="35.08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6.E4" style:family="table-cell" style:data-style-name="N0">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cmd_5f_code">
      <style:text-properties style:font-name="Courier New" fo:font-size="10.5pt"/>
    </style:style>
    <style:style style:name="P7" style:family="paragraph" style:parent-style-name="Default_5f_ntt">
      <style:text-properties fo:language="en" fo:country="US"/>
    </style:style>
    <style:style style:name="P8" style:family="paragraph" style:parent-style-name="Heading_20_2" style:master-page-name="First_20_Page">
      <style:paragraph-properties style:page-number="auto"/>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style>
    <style:style style:name="P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04709663068732729" text:style-name="Outline">
        <text:list-item>
          <text:list>
            <text:list-item>
              <text:h text:style-name="P8" text:outline-level="2"><text:bookmark text:name="_sense"/>SENSe</text:h>
            </text:list-item>
          </text:list>
        </text:list-item>
      </text:list>
      <text:p text:style-name="P2">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2">Selects a DC current measurement range</text:p>
          </table:table-cell>
        </table:table-row>
        <table:table-row>
          <table:table-cell table:style-name="Table101.A2" office:value-type="string">
            <text:p text:style-name="scpi4"><text:a xlink:type="simple" xlink:href="#sens_curr_rang_auto" text:style-name="Internet_20_link" text:visited-style-name="Visited_20_Internet_20_Link">AUTO {&lt;bool&gt;}</text:a></text:p>
          </table:table-cell>
          <table:table-cell table:style-name="Table101.A2" office:value-type="string">
            <text:p text:style-name="P2">Enables/disables seamless measurement auto ranging</text:p>
          </table:table-cell>
        </table:table-row>
        <table:table-row>
          <table:table-cell table:style-name="Table101.A2" office:value-type="string">
            <text:p text:style-name="scpi1">:DLOG</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2">Enables/disables current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2">Enables/disables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2">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2">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2"/>
          </table:table-cell>
        </table:table-row>
        <table:table-row>
          <table:table-cell table:style-name="Table101.A16" office:value-type="string">
            <text:p text:style-name="scpi2"><text:a xlink:type="simple" xlink:href="#sens_who_res" text:style-name="Internet_20_link" text:visited-style-name="Visited_20_Internet_20_Link">:RESet {&lt;channel&gt;}</text:a></text:p>
          </table:table-cell>
          <table:table-cell table:style-name="Table101.A16" office:value-type="string">
            <text:p text:style-name="P2">Resets the watt-hour (Wh) measurement to zero</text:p>
          </table:table-cell>
        </table:table-row>
      </table:table>
      <text:list xml:id="list858708081"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P2">Description</text:p>
          </table:table-cell>
          <table:table-cell table:style-name="Table164.A1" table:number-columns-spanned="4" office:value-type="string">
            <text:p text:style-name="note">Not implemented yet</text:p>
            <text:p text:style-name="P2"/>
            <text:p text:style-name="P2">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P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5"><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P5">Related Commands</text:p>
          </table:table-cell>
          <table:table-cell table:style-name="Table164.A1" table:number-columns-spanned="4" office:value-type="string">
            <text:p text:style-name="P2">FETCh:WHOur?</text:p>
            <text:p text:style-name="P2">INSTrument:COUPle:TRACking</text:p>
            <text:p text:style-name="P2">OUTPut:TRACk[:STATe]</text:p>
            <text:p text:style-name="P2">SENSe:AHOur:RESet</text:p>
            <text:p text:style-name="P2">SYSTem:CHANnel:INFOrmation:AHOur:TOTal?</text:p>
          </table:table-cell>
          <table:covered-table-cell/>
          <table:covered-table-cell/>
          <table:covered-table-cell/>
        </table:table-row>
      </table:table>
      <text:list xml:id="list368252946"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ext:p text:style-name="Standard"/>
            <text:p text:style-name="Standard">If selected range is lower then measured current, when load is connected, an error -220 will be generated.</text:p>
          </table:table-cell>
          <table:covered-table-cell/>
          <table:covered-table-cell/>
          <table:covered-table-cell/>
        </table:table-row>
        <text:soft-page-break/>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ange&gt;</text:p>
          </table:table-cell>
          <table:table-cell table:style-name="Table30.A1" office:value-type="string">
            <text:p text:style-name="P4">Numeric (NR2), discrete</text:p>
          </table:table-cell>
          <table:table-cell table:style-name="Table30.A1" office:value-type="string">
            <text:p text:style-name="P1">0.5, 5, MIN|MAX, DEFault</text:p>
          </table:table-cell>
          <table:table-cell table:style-name="Table30.A1" office:value-type="string">
            <text:p text:style-name="P4">DEF</text:p>
          </table: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maximum DC current that can be measured on the range that is presently set.</text:p>
          </table:table-cell>
          <table:covered-table-cell/>
          <table:covered-table-cell/>
          <table:covered-table-cell/>
        </table:table-row>
        <table:table-row>
          <table:table-cell table:style-name="Table30.A1" office:value-type="string">
            <text:p text:style-name="P5"><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5</text:p>
          </table:table-cell>
          <table:covered-table-cell/>
          <table:covered-table-cell/>
          <table:covered-table-cell/>
        </table:table-row>
        <table:table-row>
          <table:table-cell table:style-name="Table30.A1" office:value-type="string">
            <text:p text:style-name="P5">Errors</text:p>
          </table:table-cell>
          <table:table-cell table:style-name="Table30.A1" table:number-columns-spanned="4" office:value-type="string">
            <text:p text:style-name="P6">-220,"Cannot set range"</text:p>
          </table:table-cell>
          <table:covered-table-cell/>
          <table:covered-table-cell/>
          <table:covered-table-cell/>
        </table:table-row>
        <table:table-row>
          <table:table-cell table:style-name="Table30.A1" office:value-type="string">
            <text:p text:style-name="P5">Related Commands</text:p>
          </table:table-cell>
          <table:table-cell table:style-name="Table30.A1" table:number-columns-spanned="4" office:value-type="string">
            <text:p text:style-name="P2">SENSe:CURRent[:DC]:RANGe:AUTO</text:p>
            <text:p text:style-name="P2">SYSTem:CHANnel:MODel?</text:p>
          </table:table-cell>
          <table:covered-table-cell/>
          <table:covered-table-cell/>
          <table:covered-table-cell/>
        </table:table-row>
      </table:table>
      <text:list xml:id="list694369193" text:continue-numbering="true" text:style-name="Outline">
        <text:list-item>
          <text:list>
            <text:list-item>
              <text:list>
                <text:list-item>
                  <text:h text:style-name="Heading_20_3" text:outline-level="3"><text:bookmark text:name="sens_curr_rang_auto"/>SENSe:CURRent[:DC]:RANGe:AUTO</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SENSe:CURRent[:DC]:RANGe:AUTO {&lt;bool&gt;}</text:p>
            <text:p text:style-name="cmd_5f_root">SENSe:CURRent[:DC]:RANGe:AUTO?</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enables/disables current measurement autoranging. Autoranging provides seamless measurement ranging, which results in a wide dynamic range with no data being lost across ranges.</text:p>
            <text:p text:style-name="Standard"/>
            <text:p text:style-name="Standard">When enabled, this command overrides the SENSe:CURRent[:DC]:RANGe setting.</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P4">ON|OFF|0|1</text:p>
          </table:table-cell>
          <table:table-cell table:style-name="Table1.A1" office:value-type="string">
            <text:p text:style-name="P4">OFF</text:p>
          </table:table-cell>
        </table:table-row>
        <table:table-row>
          <table:table-cell table:style-name="Table1.A1" office:value-type="string">
            <text:p text:style-name="P2">Return</text:p>
          </table:table-cell>
          <table:table-cell table:style-name="Table1.A1" table:number-columns-spanned="4" office:value-type="string">
            <text:p text:style-name="Standard">The query command returns 0 if current measurement autoranging is OFF, and 1 if current measurement autoranging is ON.</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SENS:CURR:RANG:AUTO?</text:p>
            <text:p text:style-name="cmd_5f_code_20_Start">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P2">SENSe:CURRent[:DC]:RANGe</text:p>
            <text:p text:style-name="P2">SYSTem:CHANnel:MODel?</text:p>
          </table:table-cell>
          <table:covered-table-cell/>
          <table:covered-table-cell/>
          <table:covered-table-cell/>
        </table:table-row>
      </table:table>
      <text:list xml:id="list894846620"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ENSe:DLOG:FUNCtion:CURRent {&lt;bool&g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note">Not implemented yet</text:p>
            <text:p text:style-name="P2"/>
            <text:p text:style-name="P2">Use this command to enable or disable current internal data logging on the specified channel.</text:p>
          </table:table-cell>
          <table:covered-table-cell/>
          <table:covered-table-cell/>
          <table:covered-table-cell/>
        </table:table-row>
        <table:table-row>
          <table:table-cell table:style-name="Table3.A1" table:number-rows-spanned="3" office:value-type="string">
            <text:p text:style-name="P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OFF</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5"><text:span text:style-name="T1">Return</text:span></text:p>
          </table:table-cell>
          <table:table-cell table:style-name="Table3.A1" table:number-columns-spanned="4" office:value-type="string">
            <text:p text:style-name="Standard">The query command returns the status (0 or 1) of the current internal data logging enabled on the specified channel</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SENS:DLOG:FUNC:CURR ON, 1</text:p>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INIT:DLOG</text:p>
            <text:p text:style-name="P2">SENSe:DLOG:PERiod</text:p>
            <text:p text:style-name="P2">SENSe:DLOG:TIME</text:p>
          </table:table-cell>
          <table:covered-table-cell/>
          <table:covered-table-cell/>
          <table:covered-table-cell/>
        </table:table-row>
      </table:table>
      <text:list xml:id="list1418365443"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ENSe:DLOG:FUNCtion:VOLTage {&lt;bool&gt;},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note">Not implemented yet</text:p>
            <text:p text:style-name="P2"><text:soft-page-break/></text:p>
            <text:p text:style-name="P2">Use this command to enable or disable voltage internal data logging on the specified channel.</text:p>
          </table:table-cell>
          <table:covered-table-cell/>
          <table:covered-table-cell/>
          <table:covered-table-cell/>
        </table:table-row>
        <table:table-row>
          <table:table-cell table:style-name="Table4.A1" table:number-rows-spanned="3" office:value-type="string">
            <text:p text:style-name="P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4">Discrete</text:p>
          </table:table-cell>
          <table:table-cell table:style-name="Table4.A1" office:value-type="string">
            <text:p text:style-name="P4">ON|OFF|0|1</text:p>
          </table:table-cell>
          <table:table-cell table:style-name="Table4.A1" office:value-type="string">
            <text:p text:style-name="P4">OFF</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text:p>
          </table:table-cell>
          <table:table-cell table:style-name="Table4.A1" office:value-type="string">
            <text:p text:style-name="P4">–</text:p>
          </table:table-cell>
        </table:table-row>
        <table:table-row>
          <table:table-cell table:style-name="Table4.A1" office:value-type="string">
            <text:p text:style-name="P5"><text:span text:style-name="T1">Return</text:span></text:p>
          </table:table-cell>
          <table:table-cell table:style-name="Table4.A1" table:number-columns-spanned="4" office:value-type="string">
            <text:p text:style-name="Standard">The query command returns the status (0 or 1) of the voltage internal data logging enabled on the specified channel</text:p>
          </table:table-cell>
          <table:covered-table-cell/>
          <table:covered-table-cell/>
          <table:covered-table-cell/>
        </table:table-row>
        <table:table-row>
          <table:table-cell table:style-name="Table4.A1" office:value-type="string">
            <text:p text:style-name="P5"><text:span text:style-name="T1">Usage</text:span><text:span text:style-name="T2"> </text:span><text:span text:style-name="T1">example</text:span></text:p>
          </table:table-cell>
          <table:table-cell table:style-name="Table4.A1" table:number-columns-spanned="4" office:value-type="string">
            <text:p text:style-name="cmd_5f_code">SENS:DLOG:FUNC:VOLT OFF, 2</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P2">INIT:DLOG</text:p>
            <text:p text:style-name="P2">SENSe:DLOG:PERiod</text:p>
            <text:p text:style-name="P2">SENSe:DLOG:TIME</text:p>
          </table:table-cell>
          <table:covered-table-cell/>
          <table:covered-table-cell/>
          <table:covered-table-cell/>
        </table:table-row>
      </table:table>
      <text:list xml:id="list267749516"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ENSe:DLOG:PERiod {&lt;time&gt;}</text:p>
            <text:p text:style-name="cmd_5f_root">SENSe:DLOG:PER?</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note">Not implemented yet</text:p>
            <text:p text:style-name="P2"/>
            <text:p text:style-name="P2">Use this command to set the sample period in seconds. For the sample period, the</text:p>
            <text:p text:style-name="P2">minimum is <text:span text:style-name="T3"><office:annotation><dc:creator>Denis Kotlar</dc:creator><dc:date>2018-02-28T17:15:11</dc:date><text:p text:style-name="P12"><text:span text:style-name="T5">We have to test this since we don't know how fast is possible to write to SD card</text:span></text:p></office:annotation></text:span><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4">Discrete</text:p>
          </table:table-cell>
          <table:table-cell table:style-name="Table6.A1" office:value-type="string">
            <text:p text:style-name="P4"><text:span text:style-name="T3">0.02</text:span> – 120</text:p>
          </table:table-cell>
          <table:table-cell table:style-name="Table6.E4" office:value-type="float" office:value="0.02">
            <text:p text:style-name="P4">0.02</text:p>
          </table:table-cell>
        </table:table-row>
        <table:table-row>
          <table:table-cell table:style-name="Table6.A1" office:value-type="string">
            <text:p text:style-name="P5"><text:span text:style-name="T1">Return</text:spa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P5"><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P5">Related Commands</text:p>
          </table:table-cell>
          <table:table-cell table:style-name="Table6.A1" table:number-columns-spanned="4" office:value-type="string">
            <text:p text:style-name="P2">SENSe:DLOG:TIME</text:p>
          </table:table-cell>
          <table:covered-table-cell/>
          <table:covered-table-cell/>
          <table:covered-table-cell/>
        </table:table-row>
      </table:table>
      <text:list xml:id="list699447810"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note">Not implemented yet</text:p>
            <text:p text:style-name="P2"/>
            <text:p text:style-name="P2">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4">Discrete</text:p>
          </table:table-cell>
          <table:table-cell table:style-name="Table5.A1" office:value-type="string">
            <text:p text:style-name="P4">1 – <text:span text:style-name="T4">86400000</text:span></text:p>
          </table:table-cell>
          <table:table-cell table:style-name="Table5.E4" office:value-type="float" office:value="1">
            <text:p text:style-name="P4">1</text:p>
          </table:table-cell>
        </table:table-row>
        <table:table-row>
          <table:table-cell table:style-name="Table5.A1" office:value-type="string">
            <text:p text:style-name="P5"><text:span text:style-name="T1">Return</text:spa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P5"><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P5">Related Commands</text:p>
          </table:table-cell>
          <table:table-cell table:style-name="Table5.A1" table:number-columns-spanned="4" office:value-type="string">
            <text:p text:style-name="P2">MMEMory:INFOrmation?</text:p>
            <text:p text:style-name="P2">SENSe:DLOG:PERiod</text:p>
          </table:table-cell>
          <table:covered-table-cell/>
          <table:covered-table-cell/>
          <table:covered-table-cell/>
        </table:table-row>
      </table:table>
      <text:list xml:id="list486883372" text:continue-numbering="true" text:style-name="Outline">
        <text:list-item>
          <text:list>
            <text:list-item>
              <text:list>
                <text:list-item>
                  <text:h text:style-name="Heading_20_3" text:outline-level="3"><text:bookmark text:name="sens_who_res"/><text:soft-page-break/>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text:p>
          </table:table-cell>
          <table:table-cell table:style-name="Table2.A1" office:value-type="string">
            <text:p text:style-name="P4">–</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P5">Related Commands</text:p>
          </table:table-cell>
          <table:table-cell table:style-name="Table2.A1" table:number-columns-spanned="4" office:value-type="string">
            <text:p text:style-name="P2">FETCh:AHOur?</text:p>
            <text:p text:style-name="P2">INSTrument:COUPle:TRACking</text:p>
            <text:p text:style-name="P2">OUTPut:TRACk[:STATe]</text:p>
            <text:p text:style-name="P2">SENSe:WHOur:RESet</text:p>
            <text:p text:style-name="P2">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12. SENSe</dc:title>
    <meta:document-statistic meta:table-count="9" meta:image-count="0" meta:object-count="0" meta:page-count="4" meta:paragraph-count="228" meta:word-count="726" meta:character-count="5335"/>
    <meta:user-defined meta:name="WebPublish_HTML_Profile">EEZ (HTML)</meta:user-defined>
    <meta:user-defined meta:name="WebPublish_Post_AdditionalCategories">9</meta:user-defined>
    <meta:user-defined meta:name="WebPublish_Post_Id">6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